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svg:font-family="Times" style:font-family-generic="roman" style:font-pitch="variable" svg:panose-1="2 2 6 3 5 4 5 2 3 4"/>
    <style:font-face style:name="Arial Unicode MS" svg:font-family="Arial Unicode MS" style:font-family-generic="system"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OMBInfo" style:master-page-name="MP0" style:family="paragraph">
      <style:paragraph-properties fo:break-before="page"/>
    </style:style>
    <style:style style:name="T2" style:parent-style-name="DefaultParagraphFont" style:family="text">
      <style:text-properties fo:font-weight="bold" style:font-weight-asian="bold"/>
    </style:style>
    <style:style style:name="T3" style:parent-style-name="DefaultParagraphFont" style:family="text">
      <style:text-properties fo:font-size="11pt" style:font-size-asian="11pt"/>
    </style:style>
    <style:style style:name="T4" style:parent-style-name="DefaultParagraphFont" style:family="text">
      <style:text-properties fo:font-size="11pt" style:font-size-asian="11pt"/>
    </style:style>
    <style:style style:name="T5" style:parent-style-name="DefaultParagraphFont" style:family="text">
      <style:text-properties fo:font-size="11pt" style:font-size-asian="11pt" style:font-size-complex="11pt"/>
    </style:style>
    <style:style style:name="T6" style:parent-style-name="DefaultParagraphFont" style:family="text">
      <style:text-properties fo:font-size="11pt" style:font-size-asian="11pt"/>
    </style:style>
    <style:style style:name="T7" style:parent-style-name="DefaultParagraphFont" style:family="text">
      <style:text-properties fo:font-size="11pt" style:font-size-asian="11pt" style:font-size-complex="11pt"/>
    </style:style>
    <style:style style:name="T8" style:parent-style-name="DefaultParagraphFont" style:family="text">
      <style:text-properties fo:font-size="11pt" style:font-size-asian="11pt"/>
    </style:style>
    <style:style style:name="T9" style:parent-style-name="Emphasis" style:family="text">
      <style:text-properties fo:font-size="11pt" style:font-size-asian="11pt"/>
    </style:style>
    <style:style style:name="TableColumn11" style:family="table-column">
      <style:table-column-properties style:column-width="2.7493in" style:use-optimal-column-width="false"/>
    </style:style>
    <style:style style:name="TableColumn12" style:family="table-column">
      <style:table-column-properties style:column-width="1.1243in" style:use-optimal-column-width="false"/>
    </style:style>
    <style:style style:name="TableColumn13" style:family="table-column">
      <style:table-column-properties style:column-width="1in" style:use-optimal-column-width="false"/>
    </style:style>
    <style:style style:name="TableColumn14" style:family="table-column">
      <style:table-column-properties style:column-width="1in" style:use-optimal-column-width="false"/>
    </style:style>
    <style:style style:name="TableColumn15" style:family="table-column">
      <style:table-column-properties style:column-width="1.6993in" style:use-optimal-column-width="false"/>
    </style:style>
    <style:style style:name="Table10" style:family="table">
      <style:table-properties style:width="7.5729in" fo:margin-left="-0.075in" table:align="left"/>
    </style:style>
    <style:style style:name="TableRow16" style:family="table-row">
      <style:table-row-properties style:use-optimal-row-height="false" fo:keep-together="always"/>
    </style:style>
    <style:style style:name="TableCell17" style:family="table-cell">
      <style:table-cell-properties fo:border-top="0.0069in solid #00000A" fo:border-left="none" fo:border-bottom="0.0069in solid #00000A" fo:border-right="0.0069in solid #00000A" style:writing-mode="lr-tb" style:vertical-align="middle" fo:padding-top="0in" fo:padding-left="0.075in" fo:padding-bottom="0in" fo:padding-right="0.075in"/>
    </style:style>
    <style:style style:name="P18" style:parent-style-name="FormFieldCaption" style:family="paragraph">
      <style:paragraph-properties fo:text-align="center" fo:margin-right="-0.075in"/>
    </style:style>
    <style:style style:name="T19" style:parent-style-name="DefaultParagraphFont" style:family="text">
      <style:text-properties fo:font-size="11pt" style:font-size-asian="11pt"/>
    </style:style>
    <style:style style:name="TableCell20" style:family="table-cell">
      <style:table-cell-properties fo:border="0.0069in solid #00000A" style:writing-mode="lr-tb" style:vertical-align="middle" fo:padding-top="0in" fo:padding-left="0.075in" fo:padding-bottom="0in" fo:padding-right="0.075in"/>
    </style:style>
    <style:style style:name="P21" style:parent-style-name="FormFieldCaption" style:family="paragraph">
      <style:paragraph-properties fo:text-align="center"/>
    </style:style>
    <style:style style:name="T22" style:parent-style-name="DefaultParagraphFont" style:family="text">
      <style:text-properties fo:font-size="11pt" style:font-size-asian="11pt"/>
    </style:style>
    <style:style style:name="P23" style:parent-style-name="FormFieldCaption" style:family="paragraph">
      <style:paragraph-properties fo:text-align="center"/>
    </style:style>
    <style:style style:name="T24" style:parent-style-name="Emphasis" style:family="text">
      <style:text-properties fo:font-size="11pt" style:font-size-asian="11pt"/>
    </style:style>
    <style:style style:name="P25" style:parent-style-name="FormFieldCaption" style:family="paragraph">
      <style:paragraph-properties fo:text-align="center"/>
      <style:text-properties fo:font-size="11pt" style:font-size-asian="11pt"/>
    </style:style>
    <style:style style:name="TableCell26" style:family="table-cell">
      <style:table-cell-properties fo:border="0.0069in solid #00000A" style:writing-mode="lr-tb" style:vertical-align="middle" fo:padding-top="0in" fo:padding-left="0.075in" fo:padding-bottom="0in" fo:padding-right="0.075in"/>
    </style:style>
    <style:style style:name="P27" style:parent-style-name="FormFieldCaption" style:family="paragraph">
      <style:paragraph-properties fo:text-align="center"/>
    </style:style>
    <style:style style:name="T28" style:parent-style-name="DefaultParagraphFont" style:family="text">
      <style:text-properties fo:font-size="11pt" style:font-size-asian="11pt"/>
    </style:style>
    <style:style style:name="P29" style:parent-style-name="FormFieldCaption" style:family="paragraph">
      <style:paragraph-properties fo:text-align="center"/>
    </style:style>
    <style:style style:name="T30" style:parent-style-name="DefaultParagraphFont" style:family="text">
      <style:text-properties fo:font-size="11pt" style:font-size-asian="11pt"/>
    </style:style>
    <style:style style:name="TableCell31" style:family="table-cell">
      <style:table-cell-properties fo:border="0.0069in solid #00000A" style:writing-mode="lr-tb" style:vertical-align="middle" fo:padding-top="0in" fo:padding-left="0.075in" fo:padding-bottom="0in" fo:padding-right="0.075in"/>
    </style:style>
    <style:style style:name="P32" style:parent-style-name="FormFieldCaption" style:family="paragraph">
      <style:paragraph-properties fo:text-align="center"/>
    </style:style>
    <style:style style:name="T33" style:parent-style-name="DefaultParagraphFont" style:family="text">
      <style:text-properties fo:font-size="11pt" style:font-size-asian="11pt"/>
    </style:style>
    <style:style style:name="P34" style:parent-style-name="FormFieldCaption" style:family="paragraph">
      <style:paragraph-properties fo:text-align="center"/>
    </style:style>
    <style:style style:name="T35" style:parent-style-name="DefaultParagraphFont" style:family="text">
      <style:text-properties fo:font-size="11pt" style:font-size-asian="11pt"/>
    </style:style>
    <style:style style:name="P36" style:parent-style-name="FormFieldCaption" style:family="paragraph">
      <style:paragraph-properties fo:text-align="center"/>
      <style:text-properties fo:font-size="11pt" style:font-size-asian="11pt"/>
    </style:style>
    <style:style style:name="TableCell37" style:family="table-cell">
      <style:table-cell-properties fo:border-top="0.0069in solid #00000A" fo:border-left="0.0069in solid #00000A" fo:border-bottom="0.0069in solid #00000A" fo:border-right="none" style:writing-mode="lr-tb" style:vertical-align="middle" fo:padding-top="0in" fo:padding-left="0.075in" fo:padding-bottom="0in" fo:padding-right="0.075in"/>
    </style:style>
    <style:style style:name="P38" style:parent-style-name="FormFieldCaption" style:family="paragraph">
      <style:paragraph-properties fo:text-align="center"/>
    </style:style>
    <style:style style:name="T39" style:parent-style-name="DefaultParagraphFont" style:family="text">
      <style:text-properties fo:font-size="11pt" style:font-size-asian="11pt"/>
    </style:style>
    <style:style style:name="P40" style:parent-style-name="FormFieldCaption" style:family="paragraph">
      <style:text-properties fo:font-size="11pt" style:font-size-asian="11pt"/>
    </style:style>
    <style:style style:name="TableRow41" style:family="table-row">
      <style:table-row-properties style:min-row-height="0.2743in" style:use-optimal-row-height="false" fo:keep-together="always"/>
    </style:style>
    <style:style style:name="TableCell42" style:family="table-cell">
      <style:table-cell-properties fo:border-top="0.0069in solid #00000A" fo:border-left="none" fo:border-bottom="none" fo:border-right="0.0069in solid #00000A" style:writing-mode="lr-tb" fo:padding-top="0in" fo:padding-left="0.075in" fo:padding-bottom="0in" fo:padding-right="0.075in"/>
    </style:style>
    <style:style style:name="P43" style:parent-style-name="FormFieldCaption" style:family="paragraph">
      <style:paragraph-properties fo:margin-top="0.0138in" fo:margin-bottom="0.0138in"/>
    </style:style>
    <style:style style:name="T44" style:parent-style-name="DefaultParagraphFont" style:family="text">
      <style:text-properties fo:font-size="11pt" style:font-size-asian="11pt" style:font-size-complex="11pt"/>
    </style:style>
    <style:style style:name="TableCell45" style:family="table-cell">
      <style:table-cell-properties fo:border-top="0.0069in solid #00000A" fo:border-left="0.0069in solid #00000A" fo:border-bottom="none" fo:border-right="0.0069in solid #00000A" style:writing-mode="lr-tb" fo:padding-top="0in" fo:padding-left="0.075in" fo:padding-bottom="0in" fo:padding-right="0.075in"/>
    </style:style>
    <style:style style:name="P46" style:parent-style-name="FormFieldCaption" style:family="paragraph">
      <style:paragraph-properties fo:text-align="center" fo:margin-top="0.0138in" fo:margin-bottom="0.0138in"/>
    </style:style>
    <style:style style:name="T47" style:parent-style-name="DefaultParagraphFont" style:family="text">
      <style:text-properties fo:font-size="11pt" style:font-size-asian="11pt" style:font-size-complex="11pt"/>
    </style:style>
    <style:style style:name="TableCell48" style:family="table-cell">
      <style:table-cell-properties fo:border-top="0.0069in solid #00000A" fo:border-left="0.0069in solid #00000A" fo:border-bottom="none" fo:border-right="0.0069in solid #00000A" style:writing-mode="lr-tb" fo:padding-top="0in" fo:padding-left="0.075in" fo:padding-bottom="0in" fo:padding-right="0.075in"/>
    </style:style>
    <style:style style:name="P49" style:parent-style-name="FormFieldCaption" style:family="paragraph">
      <style:paragraph-properties fo:text-align="center" fo:margin-top="0.0138in" fo:margin-bottom="0.0138in"/>
    </style:style>
    <style:style style:name="T50" style:parent-style-name="DefaultParagraphFont" style:family="text">
      <style:text-properties fo:font-size="11pt" style:font-size-asian="11pt" style:font-size-complex="11pt"/>
    </style:style>
    <style:style style:name="TableCell51" style:family="table-cell">
      <style:table-cell-properties fo:border-top="0.0069in solid #00000A" fo:border-left="0.0069in solid #00000A" fo:border-bottom="none" fo:border-right="0.0069in solid #00000A" style:writing-mode="lr-tb" fo:padding-top="0in" fo:padding-left="0.075in" fo:padding-bottom="0in" fo:padding-right="0.075in"/>
    </style:style>
    <style:style style:name="P52" style:parent-style-name="FormFieldCaption" style:family="paragraph">
      <style:paragraph-properties fo:text-align="center" fo:margin-top="0.0138in" fo:margin-bottom="0.0138in"/>
    </style:style>
    <style:style style:name="T53" style:parent-style-name="DefaultParagraphFont" style:family="text">
      <style:text-properties fo:font-size="11pt" style:font-size-asian="11pt" style:font-size-complex="11pt"/>
    </style:style>
    <style:style style:name="TableCell54" style:family="table-cell">
      <style:table-cell-properties fo:border-top="0.0069in solid #00000A" fo:border-left="0.0069in solid #00000A" fo:border-bottom="none" fo:border-right="none" style:writing-mode="lr-tb" fo:padding-top="0in" fo:padding-left="0.075in" fo:padding-bottom="0in" fo:padding-right="0.075in"/>
    </style:style>
    <style:style style:name="P55" style:parent-style-name="FormFieldCaption" style:family="paragraph">
      <style:paragraph-properties fo:margin-top="0.0138in" fo:margin-bottom="0.0138in"/>
    </style:style>
    <style:style style:name="T56" style:parent-style-name="DefaultParagraphFont" style:family="text">
      <style:text-properties fo:font-size="11pt" style:font-size-asian="11pt" style:font-size-complex="11pt"/>
    </style:style>
    <style:style style:name="TableRow57" style:family="table-row">
      <style:table-row-properties style:min-row-height="0.2743in" style:use-optimal-row-height="false" fo:keep-together="always"/>
    </style:style>
    <style:style style:name="TableCell58" style:family="table-cell">
      <style:table-cell-properties fo:border-top="none" fo:border-left="none" fo:border-bottom="none" fo:border-right="0.0069in solid #00000A" style:writing-mode="lr-tb" fo:padding-top="0in" fo:padding-left="0.075in" fo:padding-bottom="0in" fo:padding-right="0.075in"/>
    </style:style>
    <style:style style:name="P59" style:parent-style-name="FormFieldCaption" style:family="paragraph">
      <style:paragraph-properties fo:margin-top="0.0138in" fo:margin-bottom="0.0138in"/>
    </style:style>
    <style:style style:name="T60" style:parent-style-name="DefaultParagraphFont" style:family="text">
      <style:text-properties fo:font-size="11pt" style:font-size-asian="11pt" style:font-size-complex="11pt"/>
    </style:style>
    <style:style style:name="TableCell61" style:family="table-cell">
      <style:table-cell-properties fo:border-top="none" fo:border-left="0.0069in solid #00000A" fo:border-bottom="none" fo:border-right="0.0069in solid #00000A" style:writing-mode="lr-tb" fo:padding-top="0in" fo:padding-left="0.075in" fo:padding-bottom="0in" fo:padding-right="0.075in"/>
    </style:style>
    <style:style style:name="P62" style:parent-style-name="FormFieldCaption" style:family="paragraph">
      <style:paragraph-properties fo:text-align="center" fo:margin-top="0.0138in" fo:margin-bottom="0.0138in"/>
    </style:style>
    <style:style style:name="T63" style:parent-style-name="DefaultParagraphFont" style:family="text">
      <style:text-properties fo:font-size="11pt" style:font-size-asian="11pt" style:font-size-complex="11pt"/>
    </style:style>
    <style:style style:name="TableCell64" style:family="table-cell">
      <style:table-cell-properties fo:border-top="none" fo:border-left="0.0069in solid #00000A" fo:border-bottom="none" fo:border-right="0.0069in solid #00000A" style:writing-mode="lr-tb" fo:padding-top="0in" fo:padding-left="0.075in" fo:padding-bottom="0in" fo:padding-right="0.075in"/>
    </style:style>
    <style:style style:name="P65" style:parent-style-name="FormFieldCaption" style:family="paragraph">
      <style:paragraph-properties fo:text-align="center" fo:margin-top="0.0138in" fo:margin-bottom="0.0138in"/>
    </style:style>
    <style:style style:name="T66" style:parent-style-name="DefaultParagraphFont" style:family="text">
      <style:text-properties fo:font-size="11pt" style:font-size-asian="11pt" style:font-size-complex="11pt"/>
    </style:style>
    <style:style style:name="TableCell67" style:family="table-cell">
      <style:table-cell-properties fo:border-top="none" fo:border-left="0.0069in solid #00000A" fo:border-bottom="none" fo:border-right="0.0069in solid #00000A" style:writing-mode="lr-tb" fo:padding-top="0in" fo:padding-left="0.075in" fo:padding-bottom="0in" fo:padding-right="0.075in"/>
    </style:style>
    <style:style style:name="P68" style:parent-style-name="FormFieldCaption" style:family="paragraph">
      <style:paragraph-properties fo:text-align="center" fo:margin-top="0.0138in" fo:margin-bottom="0.0138in"/>
    </style:style>
    <style:style style:name="T69" style:parent-style-name="DefaultParagraphFont" style:family="text">
      <style:text-properties fo:font-size="11pt" style:font-size-asian="11pt" style:font-size-complex="11pt"/>
    </style:style>
    <style:style style:name="TableCell70" style:family="table-cell">
      <style:table-cell-properties fo:border-top="none" fo:border-left="0.0069in solid #00000A" fo:border-bottom="none" fo:border-right="none" style:writing-mode="lr-tb" fo:padding-top="0in" fo:padding-left="0.075in" fo:padding-bottom="0in" fo:padding-right="0.075in"/>
    </style:style>
    <style:style style:name="P71" style:parent-style-name="FormFieldCaption" style:family="paragraph">
      <style:paragraph-properties fo:margin-top="0.0138in" fo:margin-bottom="0.0138in"/>
    </style:style>
    <style:style style:name="T72" style:parent-style-name="DefaultParagraphFont" style:family="text">
      <style:text-properties fo:font-size="11pt" style:font-size-asian="11pt" style:font-size-complex="11pt"/>
    </style:style>
    <style:style style:name="TableRow73" style:family="table-row">
      <style:table-row-properties style:min-row-height="0.2743in" style:use-optimal-row-height="false" fo:keep-together="always"/>
    </style:style>
    <style:style style:name="TableCell74" style:family="table-cell">
      <style:table-cell-properties fo:border-top="none" fo:border-left="none" fo:border-bottom="none" fo:border-right="0.0069in solid #00000A" style:writing-mode="lr-tb" fo:padding-top="0in" fo:padding-left="0.075in" fo:padding-bottom="0in" fo:padding-right="0.075in"/>
    </style:style>
    <style:style style:name="P75" style:parent-style-name="FormFieldCaption" style:family="paragraph">
      <style:paragraph-properties fo:margin-top="0.0138in" fo:margin-bottom="0.0138in"/>
    </style:style>
    <style:style style:name="T76" style:parent-style-name="DefaultParagraphFont" style:family="text">
      <style:text-properties fo:font-size="11pt" style:font-size-asian="11pt" style:font-size-complex="11pt"/>
    </style:style>
    <style:style style:name="TableCell77" style:family="table-cell">
      <style:table-cell-properties fo:border-top="none" fo:border-left="0.0069in solid #00000A" fo:border-bottom="none" fo:border-right="0.0069in solid #00000A" style:writing-mode="lr-tb" fo:padding-top="0in" fo:padding-left="0.075in" fo:padding-bottom="0in" fo:padding-right="0.075in"/>
    </style:style>
    <style:style style:name="P78" style:parent-style-name="FormFieldCaption" style:family="paragraph">
      <style:paragraph-properties fo:text-align="center" fo:margin-top="0.0138in" fo:margin-bottom="0.0138in"/>
    </style:style>
    <style:style style:name="T79" style:parent-style-name="DefaultParagraphFont" style:family="text">
      <style:text-properties fo:font-size="11pt" style:font-size-asian="11pt" style:font-size-complex="11pt"/>
    </style:style>
    <style:style style:name="TableCell80" style:family="table-cell">
      <style:table-cell-properties fo:border-top="none" fo:border-left="0.0069in solid #00000A" fo:border-bottom="none" fo:border-right="0.0069in solid #00000A" style:writing-mode="lr-tb" fo:padding-top="0in" fo:padding-left="0.075in" fo:padding-bottom="0in" fo:padding-right="0.075in"/>
    </style:style>
    <style:style style:name="P81" style:parent-style-name="FormFieldCaption" style:family="paragraph">
      <style:paragraph-properties fo:text-align="center" fo:margin-top="0.0138in" fo:margin-bottom="0.0138in"/>
    </style:style>
    <style:style style:name="T82" style:parent-style-name="DefaultParagraphFont" style:family="text">
      <style:text-properties fo:font-size="11pt" style:font-size-asian="11pt" style:font-size-complex="11pt"/>
    </style:style>
    <style:style style:name="TableCell83" style:family="table-cell">
      <style:table-cell-properties fo:border-top="none" fo:border-left="0.0069in solid #00000A" fo:border-bottom="none" fo:border-right="0.0069in solid #00000A" style:writing-mode="lr-tb" fo:padding-top="0in" fo:padding-left="0.075in" fo:padding-bottom="0in" fo:padding-right="0.075in"/>
    </style:style>
    <style:style style:name="P84" style:parent-style-name="FormFieldCaption" style:family="paragraph">
      <style:paragraph-properties fo:text-align="center" fo:margin-top="0.0138in" fo:margin-bottom="0.0138in"/>
    </style:style>
    <style:style style:name="T85" style:parent-style-name="DefaultParagraphFont" style:family="text">
      <style:text-properties fo:font-size="11pt" style:font-size-asian="11pt" style:font-size-complex="11pt"/>
    </style:style>
    <style:style style:name="TableCell86" style:family="table-cell">
      <style:table-cell-properties fo:border-top="none" fo:border-left="0.0069in solid #00000A" fo:border-bottom="none" fo:border-right="none" style:writing-mode="lr-tb" fo:padding-top="0in" fo:padding-left="0.075in" fo:padding-bottom="0in" fo:padding-right="0.075in"/>
    </style:style>
    <style:style style:name="P87" style:parent-style-name="FormFieldCaption" style:family="paragraph">
      <style:paragraph-properties fo:margin-top="0.0138in" fo:margin-bottom="0.0138in"/>
    </style:style>
    <style:style style:name="T88" style:parent-style-name="DefaultParagraphFont" style:family="text">
      <style:text-properties fo:font-size="11pt" style:font-size-asian="11pt" style:font-size-complex="11pt"/>
    </style:style>
    <style:style style:name="P89" style:parent-style-name="DataField11pt-Single" style:family="paragraph">
      <style:text-properties fo:font-weight="bold" style:font-weight-asian="bold" style:font-weight-complex="bold"/>
    </style:style>
    <style:style style:name="P90" style:parent-style-name="NormalWeb" style:family="paragraph">
      <style:text-properties style:font-name-complex="Arial" style:font-size-complex="11pt"/>
    </style:style>
    <style:style style:name="P91" style:parent-style-name="NormalWeb" style:family="paragraph">
      <style:paragraph-properties fo:text-indent="0.25in"/>
      <style:text-properties style:font-name-complex="Arial" style:font-size-complex="11pt"/>
    </style:style>
    <style:style style:name="P92" style:parent-style-name="NormalWeb" style:family="paragraph">
      <style:paragraph-properties fo:text-indent="0.25in"/>
      <style:text-properties style:font-name-complex="Arial" style:font-size-complex="11pt"/>
    </style:style>
    <style:style style:name="P93" style:parent-style-name="DataField11pt-Single" style:family="paragraph">
      <style:text-properties fo:font-weight="bold" style:font-weight-asian="bold" style:font-weight-complex="bold"/>
    </style:style>
    <style:style style:name="P94" style:parent-style-name="DataField11pt-Single" style:family="paragraph">
      <style:text-properties fo:font-weight="bold" style:font-weight-asian="bold" style:font-weight-complex="bold" style:text-underline-type="single" style:text-underline-style="solid" style:text-underline-width="auto" style:text-underline-mode="continuous"/>
    </style:style>
    <style:style style:name="P95" style:parent-style-name="DataField11pt-Single" style:family="paragraph">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font-size-complex="11pt"/>
    </style:style>
    <style:style style:name="T98" style:parent-style-name="DefaultParagraphFont" style:family="text">
      <style:text-properties style:font-size-complex="11pt"/>
    </style:style>
    <style:style style:name="P99" style:parent-style-name="DataField11pt-Single" style:family="paragraph">
      <style:text-properties style:letter-kerning="false"/>
    </style:style>
    <style:style style:name="P100" style:parent-style-name="DataField11pt-Single" style:family="paragraph">
      <style:paragraph-properties fo:margin-left="0.25in">
        <style:tab-stops/>
      </style:paragraph-properties>
    </style:style>
    <style:style style:name="T101" style:parent-style-name="DefaultParagraphFont" style:family="text">
      <style:text-properties style:letter-kerning="false"/>
    </style:style>
    <style:style style:name="T102" style:parent-style-name="DefaultParagraphFont" style:family="text">
      <style:text-properties fo:font-weight="bold" style:font-weight-asian="bold" style:font-weight-complex="bold" style:letter-kerning="false"/>
    </style:style>
    <style:style style:name="T103" style:parent-style-name="DefaultParagraphFont" style:family="text">
      <style:text-properties style:letter-kerning="false"/>
    </style:style>
    <style:style style:name="P104" style:parent-style-name="DataField11pt-Single" style:family="paragraph">
      <style:paragraph-properties fo:margin-left="0.25in" fo:text-indent="0.25in">
        <style:tab-stops/>
      </style:paragraph-properties>
      <style:text-properties style:letter-kerning="false"/>
    </style:style>
    <style:style style:name="P105" style:parent-style-name="DataField11pt-Single" style:family="paragraph">
      <style:paragraph-properties fo:margin-left="0.5in">
        <style:tab-stops/>
      </style:paragraph-properties>
    </style:style>
    <style:style style:name="T106" style:parent-style-name="DefaultParagraphFont" style:family="text">
      <style:text-properties style:letter-kerning="false"/>
    </style:style>
    <style:style style:name="T107" style:parent-style-name="DefaultParagraphFont" style:family="text">
      <style:text-properties style:letter-kerning="false"/>
    </style:style>
    <style:style style:name="T108" style:parent-style-name="DefaultParagraphFont" style:family="text">
      <style:text-properties style:letter-kerning="false"/>
    </style:style>
    <style:style style:name="T109" style:parent-style-name="DefaultParagraphFont" style:family="text">
      <style:text-properties style:letter-kerning="false"/>
    </style:style>
    <style:style style:name="T110" style:parent-style-name="DefaultParagraphFont" style:family="text">
      <style:text-properties style:letter-kerning="false"/>
    </style:style>
    <style:style style:name="T111" style:parent-style-name="Hyperlink" style:family="text">
      <style:text-properties style:letter-kerning="false"/>
    </style:style>
    <style:style style:name="P112" style:parent-style-name="DataField11pt-Single" style:family="paragraph">
      <style:paragraph-properties fo:text-indent="0.25in"/>
    </style:style>
    <style:style style:name="T113" style:parent-style-name="DefaultParagraphFont" style:family="text">
      <style:text-properties style:letter-kerning="false"/>
    </style:style>
    <style:style style:name="T114" style:parent-style-name="DefaultParagraphFont" style:family="text">
      <style:text-properties fo:font-weight="bold" style:font-weight-asian="bold" style:font-weight-complex="bold" style:letter-kerning="false"/>
    </style:style>
    <style:style style:name="T115" style:parent-style-name="DefaultParagraphFont" style:family="text">
      <style:text-properties style:letter-kerning="false"/>
    </style:style>
    <style:style style:name="P116" style:parent-style-name="DataField11pt-Single" style:family="paragraph">
      <style:paragraph-properties fo:margin-left="0.5in">
        <style:tab-stops/>
      </style:paragraph-properties>
    </style:style>
    <style:style style:name="T117" style:parent-style-name="DefaultParagraphFont" style:family="text">
      <style:text-properties style:letter-kerning="false"/>
    </style:style>
    <style:style style:name="T118" style:parent-style-name="DefaultParagraphFont" style:family="text">
      <style:text-properties style:letter-kerning="false"/>
    </style:style>
    <style:style style:name="T119" style:parent-style-name="DefaultParagraphFont" style:family="text">
      <style:text-properties style:letter-kerning="false"/>
    </style:style>
    <style:style style:name="T120" style:parent-style-name="DefaultParagraphFont" style:family="text">
      <style:text-properties style:letter-kerning="false"/>
    </style:style>
    <style:style style:name="T121" style:parent-style-name="DefaultParagraphFont" style:family="text">
      <style:text-properties fo:color="#0000FF" style:letter-kerning="false" style:text-underline-type="single" style:text-underline-style="solid" style:text-underline-width="auto" style:text-underline-mode="continuous"/>
    </style:style>
    <style:style style:name="T122" style:parent-style-name="DefaultParagraphFont" style:family="text">
      <style:text-properties style:letter-kerning="false"/>
    </style:style>
    <style:style style:name="P123" style:parent-style-name="DataField11pt-Single" style:family="paragraph">
      <style:paragraph-properties fo:text-indent="0.25in"/>
    </style:style>
    <style:style style:name="T124" style:parent-style-name="DefaultParagraphFont" style:family="text">
      <style:text-properties style:letter-kerning="false"/>
    </style:style>
    <style:style style:name="T125" style:parent-style-name="DefaultParagraphFont" style:family="text">
      <style:text-properties fo:font-weight="bold" style:font-weight-asian="bold" style:font-weight-complex="bold" style:letter-kerning="false"/>
    </style:style>
    <style:style style:name="T126" style:parent-style-name="DefaultParagraphFont" style:family="text">
      <style:text-properties style:letter-kerning="false"/>
    </style:style>
    <style:style style:name="P127" style:parent-style-name="DataField11pt-Single" style:family="paragraph">
      <style:paragraph-properties fo:margin-left="0.5in">
        <style:tab-stops/>
      </style:paragraph-properties>
    </style:style>
    <style:style style:name="T128" style:parent-style-name="DefaultParagraphFont" style:family="text">
      <style:text-properties style:letter-kerning="false"/>
    </style:style>
    <style:style style:name="T129" style:parent-style-name="DefaultParagraphFont" style:family="text">
      <style:text-properties style:letter-kerning="false"/>
    </style:style>
    <style:style style:name="T130" style:parent-style-name="DefaultParagraphFont" style:family="text">
      <style:text-properties style:letter-kerning="false"/>
    </style:style>
    <style:style style:name="T131" style:parent-style-name="DefaultParagraphFont" style:family="text">
      <style:text-properties style:letter-kerning="false"/>
    </style:style>
    <style:style style:name="T132" style:parent-style-name="Hyperlink" style:family="text">
      <style:text-properties style:letter-kerning="false"/>
    </style:style>
    <style:style style:name="T133" style:parent-style-name="DefaultParagraphFont" style:family="text">
      <style:text-properties style:font-name-complex="Arial" fo:font-weight="bold" style:font-weight-asian="bold" style:font-weight-complex="bold" style:font-size-complex="11pt"/>
    </style:style>
    <style:style style:name="T134" style:parent-style-name="DefaultParagraphFont" style:family="text">
      <style:text-properties style:font-name-complex="Arial" style:font-size-complex="11pt"/>
    </style:style>
    <style:style style:name="T135" style:parent-style-name="DefaultParagraphFont" style:family="text">
      <style:text-properties style:font-name-complex="Arial" style:font-size-complex="11pt"/>
    </style:style>
    <style:style style:name="P136" style:parent-style-name="NormalWeb" style:family="paragraph">
      <style:paragraph-properties fo:margin-top="0in" fo:margin-bottom="0in" fo:text-indent="0.25in"/>
    </style:style>
    <style:style style:name="T137" style:parent-style-name="DefaultParagraphFont" style:family="text">
      <style:text-properties style:font-name-complex="Arial" style:letter-kerning="false"/>
    </style:style>
    <style:style style:name="T138" style:parent-style-name="DefaultParagraphFont" style:family="text">
      <style:text-properties style:font-name-complex="Arial" fo:font-weight="bold" style:font-weight-asian="bold" style:font-weight-complex="bold" style:letter-kerning="false"/>
    </style:style>
    <style:style style:name="T139" style:parent-style-name="DefaultParagraphFont" style:family="text">
      <style:text-properties style:font-name-complex="Arial" style:letter-kerning="false"/>
    </style:style>
    <style:style style:name="P140" style:parent-style-name="NormalWeb" style:family="paragraph">
      <style:paragraph-properties fo:margin-top="0in" fo:margin-bottom="0in" fo:margin-left="0.5in">
        <style:tab-stops/>
      </style:paragraph-properties>
    </style:style>
    <style:style style:name="T141" style:parent-style-name="DefaultParagraphFont" style:family="text">
      <style:text-properties style:font-name-complex="Arial" style:letter-kerning="false"/>
    </style:style>
    <style:style style:name="T142" style:parent-style-name="DefaultParagraphFont" style:family="text">
      <style:text-properties style:font-name-complex="Arial" style:letter-kerning="false"/>
    </style:style>
    <style:style style:name="T143" style:parent-style-name="DefaultParagraphFont" style:family="text">
      <style:text-properties style:font-name-complex="Arial" style:letter-kerning="false"/>
    </style:style>
    <style:style style:name="T144" style:parent-style-name="DefaultParagraphFont" style:family="text">
      <style:text-properties style:font-name-complex="Arial" style:letter-kerning="false"/>
    </style:style>
    <style:style style:name="T145" style:parent-style-name="DefaultParagraphFont" style:family="text">
      <style:text-properties style:font-name-complex="Arial" fo:color="#0000FF" style:letter-kerning="false" style:text-underline-type="single" style:text-underline-style="solid" style:text-underline-width="auto" style:text-underline-mode="continuous"/>
    </style:style>
    <style:style style:name="P146" style:parent-style-name="NormalWeb" style:family="paragraph">
      <style:paragraph-properties fo:margin-top="0in" fo:margin-bottom="0in" fo:margin-left="0.25in">
        <style:tab-stops/>
      </style:paragraph-properties>
    </style:style>
    <style:style style:name="T147" style:parent-style-name="DefaultParagraphFont" style:family="text">
      <style:text-properties fo:font-weight="bold" style:font-weight-asian="bold" style:font-weight-complex="bold"/>
    </style:style>
    <style:style style:name="P148" style:parent-style-name="NormalWeb" style:family="paragraph">
      <style:paragraph-properties fo:margin-top="0in" fo:margin-bottom="0in" fo:margin-left="0.5in">
        <style:tab-stops/>
      </style:paragraph-properties>
    </style:style>
    <style:style style:name="P149" style:parent-style-name="NormalWeb" style:family="paragraph">
      <style:paragraph-properties fo:margin-top="0in" fo:margin-bottom="0in" fo:text-indent="0.25in"/>
    </style:style>
    <style:style style:name="T150" style:parent-style-name="DefaultParagraphFont" style:family="text">
      <style:text-properties fo:font-weight="bold" style:font-weight-asian="bold" style:font-weight-complex="bold"/>
    </style:style>
    <style:style style:name="P151" style:parent-style-name="NormalWeb" style:family="paragraph">
      <style:paragraph-properties fo:margin-top="0in" fo:margin-bottom="0in" fo:margin-left="0.5in">
        <style:tab-stops/>
      </style:paragraph-properties>
    </style:style>
    <style:style style:name="T152" style:parent-style-name="DefaultParagraphFont" style:family="text">
      <style:text-properties style:font-name-complex="Arial" fo:font-weight="bold" style:font-weight-asian="bold" style:font-weight-complex="bold" style:font-size-complex="11pt"/>
    </style:style>
    <style:style style:name="T153" style:parent-style-name="DefaultParagraphFont" style:family="text">
      <style:text-properties style:font-name-complex="Arial" style:font-size-complex="11pt"/>
    </style:style>
  </office:automatic-styles>
  <office:body>
    <office:text text:use-soft-page-breaks="true">
      <text:p text:style-name="P1">OMB No. 0925-0001 and 0925-0002 (Rev. 12/2020 Approved Through 02/28/2023)</text:p>
      <text:p text:style-name="Title">BIOGRAPHICAL SKETCH</text:p>
      <text:p text:style-name="HeadingNote">Provide the following information for the Senior/key personnel and other significant contributors.<text:line-break/>Follow this format for each person.<text:s/><text:span text:style-name="T2">DO NOT EXCEED FIVE PAGES.</text:span></text:p>
      <text:p text:style-name="FormFieldCaption1"><text:span text:style-name="T3">NAME:</text:span><text:span text:style-name="T4"><text:tab/></text:span><text:span text:style-name="T5">Maden, Sean</text:span></text:p>
      <text:p text:style-name="FormFieldCaption1"><text:span text:style-name="T6">POSITION TITLE:</text:span><text:span text:style-name="T7"><text:s/>Postdoctoral Fellow</text:span></text:p>
      <text:p text:style-name="FormFieldCaption1"><text:span text:style-name="T8">EDUCATION/TRAINING<text:s/></text:span><text:span text:style-name="T9">(Begin with baccalaureate or other initial professional education, such as nursing, include postdoctoral training and residency training if applicable. Add/delete rows as necessary.)</text:span></text:p>
      <table:table table:style-name="Table10">
        <table:table-columns>
          <table:table-column table:style-name="TableColumn11"/>
          <table:table-column table:style-name="TableColumn12"/>
          <table:table-column table:style-name="TableColumn13"/>
          <table:table-column table:style-name="TableColumn14"/>
          <table:table-column table:style-name="TableColumn15"/>
        </table:table-columns>
        <table:table-header-rows>
          <table:table-row table:style-name="TableRow16">
            <table:table-cell table:style-name="TableCell17">
              <text:p text:style-name="P18"><text:span text:style-name="T19">INSTITUTION AND LOCATION</text:span></text:p>
            </table:table-cell>
            <table:table-cell table:style-name="TableCell20">
              <text:p text:style-name="P21"><text:span text:style-name="T22">DEGREE</text:span></text:p>
              <text:p text:style-name="P23"><text:span text:style-name="T24">(if applicable)</text:span></text:p>
              <text:p text:style-name="P25"/>
            </table:table-cell>
            <table:table-cell table:style-name="TableCell26">
              <text:p text:style-name="P27"><text:span text:style-name="T28">Start Date</text:span></text:p>
              <text:p text:style-name="P29"><text:span text:style-name="T30">MM/YYYY</text:span></text:p>
            </table:table-cell>
            <table:table-cell table:style-name="TableCell31">
              <text:p text:style-name="P32"><text:span text:style-name="T33">Completion Date</text:span></text:p>
              <text:p text:style-name="P34"><text:span text:style-name="T35">MM/YYYY</text:span></text:p>
              <text:p text:style-name="P36"/>
            </table:table-cell>
            <table:table-cell table:style-name="TableCell37">
              <text:p text:style-name="P38"><text:span text:style-name="T39">FIELD OF STUDY</text:span></text:p>
              <text:p text:style-name="P40"/>
            </table:table-cell>
          </table:table-row>
        </table:table-header-rows>
        <table:table-row table:style-name="TableRow41">
          <table:table-cell table:style-name="TableCell42">
            <text:p text:style-name="P43"><text:span text:style-name="T44">Reed College</text:span></text:p>
          </table:table-cell>
          <table:table-cell table:style-name="TableCell45">
            <text:p text:style-name="P46"><text:span text:style-name="T47">BA</text:span></text:p>
          </table:table-cell>
          <table:table-cell table:style-name="TableCell48">
            <text:p text:style-name="P49"><text:span text:style-name="T50">08/28/07</text:span></text:p>
          </table:table-cell>
          <table:table-cell table:style-name="TableCell51">
            <text:p text:style-name="P52"><text:span text:style-name="T53">05/13/11</text:span></text:p>
          </table:table-cell>
          <table:table-cell table:style-name="TableCell54">
            <text:p text:style-name="P55"><text:span text:style-name="T56">Biology</text:span></text:p>
          </table:table-cell>
        </table:table-row>
        <table:table-row table:style-name="TableRow57">
          <table:table-cell table:style-name="TableCell58">
            <text:p text:style-name="P59"><text:span text:style-name="T60">Department of Biomedical Engineering, Oregon Health &amp; Science University</text:span></text:p>
          </table:table-cell>
          <table:table-cell table:style-name="TableCell61">
            <text:p text:style-name="P62"><text:span text:style-name="T63">PHD</text:span></text:p>
          </table:table-cell>
          <table:table-cell table:style-name="TableCell64">
            <text:p text:style-name="P65"><text:span text:style-name="T66">06/18/18</text:span></text:p>
          </table:table-cell>
          <table:table-cell table:style-name="TableCell67">
            <text:p text:style-name="P68"><text:span text:style-name="T69">05/11/22</text:span></text:p>
          </table:table-cell>
          <table:table-cell table:style-name="TableCell70">
            <text:p text:style-name="P71"><text:span text:style-name="T72">Computational Biology</text:span></text:p>
          </table:table-cell>
        </table:table-row>
        <table:table-row table:style-name="TableRow73">
          <table:table-cell table:style-name="TableCell74">
            <text:p text:style-name="P75"><text:span text:style-name="T76">Department of Biostatistics, Johns Hopkins University Bloomberg School of Public Health</text:span></text:p>
          </table:table-cell>
          <table:table-cell table:style-name="TableCell77">
            <text:p text:style-name="P78"><text:span text:style-name="T79">Postdoctoral</text:span></text:p>
          </table:table-cell>
          <table:table-cell table:style-name="TableCell80">
            <text:p text:style-name="P81"><text:span text:style-name="T82">06/06/22</text:span></text:p>
          </table:table-cell>
          <table:table-cell table:style-name="TableCell83">
            <text:p text:style-name="P84"><text:span text:style-name="T85">Present</text:span></text:p>
          </table:table-cell>
          <table:table-cell table:style-name="TableCell86">
            <text:p text:style-name="P87"><text:span text:style-name="T88">Biostatistics and Computational Biology</text:span></text:p>
          </table:table-cell>
        </table:table-row>
      </table:table>
      <text:p text:style-name="DataField11pt-Single"/>
      <text:p text:style-name="DataField11pt-Single"/>
      <text:p text:style-name="P89">A. Personal Statement</text:p>
      <text:p text:style-name="P90">I am a bioinformatician developing statistical methods and workflows to reduce research latencies and improve understanding of genomic and epigenomic mechanisms underlying normal tissue development and disease risk and prognosis. My research features integrative analyses across tissues, assays, and studies, cross-study analyses of uniformly processed public omics data, establishment of robust predictive models of mechanisms in cancer progression and biological aging, and identification of reproducible biomarkers of disease for clinical applications. I tackle problems centered around metadata harmonization, batch correction, and cross-validation, and in doing so I seek to reduce research latencies by boosting computational reproducibility.</text:p>
      <text:p text:style-name="P91">I have strong technical skills in computational programming and data analytics using the R and Python programming languages, including development of open-access scientific software packages, applications and interfaces for browsing the genome, and integration of normalization methods in the form of workflows. Among my scientific programming accomplishments, I authored the recountmethylation R/Bioconductor package that powers access to large databases of public DNA methylation array data that I uniformly normalized and paired with harmonized metadata. This project showcases the feasibility of large-scale omics data compilations, demonstrates the unique utility of uniformly processed omics data, and adds considerable value to existing public data.<text:s/></text:p>
      <text:p text:style-name="P92">As a postdoctoral research fellow, I am applying my strong background in research and programming to develop improved cell deconvolution techniques for human brain tissues. These efforts leverage single-nucleus RNA-seq data to accurately quantify cells in bulk and spatial RNA-seq data by grappling with the issues of bias across assays, platforms, and studies. These tissue-optimized deconvolution models will enable new comparisons of cell content imputed from public bulk RNA-seq samples from neurotypical and neurodegenerative conditions including Alzheimer’s disease.</text:p>
      <text:p text:style-name="DataField11pt-Single"/>
      <text:p text:style-name="P93">B. Positions, Scientific Appointments, and Honors</text:p>
      <text:p text:style-name="DataField11pt-Single"/>
      <text:p text:style-name="P94">Positions and Scientific Appointments</text:p>
      <text:p text:style-name="DataField11pt-Single"/>
      <text:p text:style-name="DataField11pt-Single">2022 – Present<text:tab/>Postdoctoral research fellow, Dept. of Biostatistics, Johns Hopkins University, Baltimore, MD</text:p>
      <text:p text:style-name="DataField11pt-Single">2018 – 2022<text:tab/><text:tab/>Graduate researcher, Dept. of Biomedical Engineering, Oregon Health &amp; Science University, Portland, OR</text:p>
      <text:p text:style-name="DataField11pt-Single">2016 – 2017<text:tab/><text:tab/>SAS/BWF Fellow, Clinical Research Division, Fred Hutch, Seattle, WA</text:p>
      <text:p text:style-name="DataField11pt-Single">2015 – 2018<text:tab/><text:tab/>Data Analyst Assistant, Clinical Research Division, Fred Hutch, Seattle, WA</text:p>
      <text:p text:style-name="DataField11pt-Single">2015 – 2015<text:tab/><text:tab/>Bioinformatics intern, Clinical Research Division, Fred Hutch, Seattle, WA</text:p>
      <text:p text:style-name="DataField11pt-Single">2013<text:s/><text:bookmark-start text:name="_Hlk111366184"/>–<text:bookmark-end text:name="_Hlk111366184"/><text:s/>2013<text:s/><text:tab/><text:tab/>Laboratory Assistant, Medical Genetics, University of Washington Medical School, Seattle, WA</text:p>
      <text:p text:style-name="DataField11pt-Single">2010 – 2010<text:s/><text:tab/><text:tab/>Milton L. Fisher Fellow, Biology Dept., Reed College, Portland, OR</text:p>
      <text:p text:style-name="DataField11pt-Single"/>
      <text:p text:style-name="DataField11pt-Single"/>
      <text:p text:style-name="P95">C. Contributions to Science</text:p>
      <text:p text:style-name="DataField11pt-Single"/>
      <text:p text:style-name="DataField11pt-Single"><text:span text:style-name="T96">1.<text:s/></text:span><text:span text:style-name="T97">Early Career:</text:span><text:span text:style-name="T98"><text:s/>In my early career I worked at the intersection of biology and data science. After completing a rigorous undergraduate curriculum at Reed College where I focused on population genetics and evolution, I contributed to research of clinical populations and co-authored several studies focused on molecular mechanisms and genetic predispositions to disease risk and progression. My early research as a Data Analyst Assistant in the lab of Prof. Bill Grady developed my analytical and programming skills for analysis of DNA methylation array data in gastroesophageal tissues and cancers. Through these efforts I became interested in opportunities to enhance future research, and I developed a text-based tool, shiny interface, and workflow utility to aid future epigenetic analyses. These efforts culminated in my initial fist-author publication as a bioinformatician, in which I used DNA methylation signatures to identify subtypes of Barrett’s esphagus and esophageal cancer as well as identify gene targets in esophageal cancer development. These early efforts showed me the vast potential for computational omics research to drive improved quantitative understanding of disease, the need to collaborate across disciplines to drive innovations in clinical research, the central role of public omics data for independent validation and meta-analyses, and the increasing necessity of new, open-source, and highly-accessible computational tools to help power reproducible research.</text:span></text:p>
      <text:p text:style-name="P99"/>
      <text:p text:style-name="P100"><text:span text:style-name="T101">a. Kim DS,<text:s/></text:span><text:span text:style-name="T102">Maden SK</text:span><text:span text:style-name="T103">, Burt AA, Ranchalis JE, Furlong CE, Jarvik GP. Dietary fatty acid intake is<text:s/></text:span></text:p>
      <text:p text:style-name="P104">associated with paraoxonase 1 activity in a cohort-based analysis of 1,548 subjects. Lipids in<text:s/></text:p>
      <text:p text:style-name="P105"><text:span text:style-name="T106">Health and Disease. 2013; 12:183</text:span><text:span text:style-name="T107">.<text:s/></text:span><text:span text:style-name="T108">PMID: 24330840</text:span><text:span text:style-name="T109">.</text:span><text:span text:style-name="T110"><text:s/></text:span><text:a xlink:href="https://doi.org/10.1186/1476-511X-12-183" office:target-frame-name="_top" xlink:show="replace"><text:span text:style-name="T111">https://doi.org/10.1186/1476-511X-12-183</text:span></text:a></text:p>
      <text:p text:style-name="P112"><text:span text:style-name="T113">b. Yu M*,<text:s/></text:span><text:span text:style-name="T114">Maden SK</text:span><text:span text:style-name="T115">*, Stachler M*, Kaz AM, Ayers J, Guo Y, Carter KT, Willbanks A, Heinzerling<text:s/></text:span></text:p>
      <text:p text:style-name="P116"><text:span text:style-name="T117">TJ, O’Leary RM, Xu X, Bass A, Chandar AK, Chak A, Elliott R, Willis JE, Markowitz SD, Grady WM. Subtypes of Barrett’s Esophagus and Esophageal Adenocarcinoma Based on Genome-wide Methylation Analysis. Gut. 2019;68:389-399</text:span><text:span text:style-name="T118">.<text:s/></text:span><text:span text:style-name="T119">PMID: 29884612</text:span><text:span text:style-name="T120">.<text:s/></text:span><text:a xlink:href="https://gut.bmj.com/content/68/3/389" office:target-frame-name="_top" xlink:show="replace"><text:span text:style-name="T121">doi: 10.1136/gutjnl-2017-314544</text:span></text:a><text:span text:style-name="T122"><text:s/>*first authors.</text:span></text:p>
      <text:p text:style-name="P123"><text:span text:style-name="T124">c. Wang T,<text:s/></text:span><text:span text:style-name="T125">Maden SK</text:span><text:span text:style-name="T126">, Luebeck GE, Li CI, Newcomb PA, Ulrich CM, Joo JE, Buchanan DD, Milne<text:s/></text:span></text:p>
      <text:p text:style-name="P127"><text:span text:style-name="T128">RL, Southey MC, Carter KT, Willbanks AR, Luo Y, Yu M, Grady WM. Dysfunctional epigenetic aging of the normal colon in association with colorectal adenoma and cancer risk. Clinical Epigenetics. 2020;12:5.</text:span><text:s/><text:span text:style-name="T129">PMID: 31900199</text:span><text:span text:style-name="T130">.</text:span><text:span text:style-name="T131"><text:s/></text:span><text:a xlink:href="https://doi.org/10.1186/s13148-019-0801-3" office:target-frame-name="_top" xlink:show="replace"><text:span text:style-name="T132">https://doi.org/10.1186/s13148-019-0801-3</text:span></text:a></text:p>
      <text:p text:style-name="NormalWeb"><text:span text:style-name="T133">2. Graduate Career:</text:span><text:span text:style-name="T134"><text:s/>As a pre-doctoral graduate student under the mentorship of Prof. Abhinav Nellore, I applied public omics data in cross-study analyses using modern software such as conda, Docker, and Snakemake, and analytical tools including the R and Python programming languages and<text:s/></text:span><text:soft-page-break/><text:span text:style-name="T135">the ggplot2 and pandas software libraries. I compared alternative splicing across sequencing platforms using public data mined from the Sequence Read Archive, applied machine learning to identify genes with differential expression across progression risk groups in a pediatric acute myeloid leukemia population, and conducted systematic cross-study analyses of harmonized metadata and uniformly normalized public DNA methylation array data mined from the Gene Expression Omnibus. I also published the recountmethylation R/Bioconductor package to power further analyses of public DNA methylation array compilations. Undertaking my doctoral research allowed me to improve my programming, problem-solving, and analytical skills while showing me the key obstacles to improved computational reproducibility in modern analysis of public omics data.</text:span></text:p>
      <text:p text:style-name="P136"><text:span text:style-name="T137">a.</text:span><text:span text:style-name="T138"><text:s/>Maden SK</text:span><text:span text:style-name="T139">, Thompson RF, Hansen KD, Nellore A. Human methylome variation across Infinium</text:span></text:p>
      <text:p text:style-name="P140"><text:span text:style-name="T141">450K data on the Gene Expression Omnibus. NAR Genomics and Bioinformatics. 2021;Volume 3, Issue 2, lqab025</text:span><text:span text:style-name="T142">.<text:s/></text:span><text:span text:style-name="T143">PMID: 33937763</text:span><text:span text:style-name="T144">.<text:s/></text:span><text:a xlink:href="https://doi.org/10.1093/nargab/lqab025" office:target-frame-name="_top" xlink:show="replace"><text:span text:style-name="T145">https://doi.org/10.1093/nargab/lqab025</text:span></text:a></text:p>
      <text:p text:style-name="P146"><text:span text:style-name="T147">b. Maden SK</text:span>, Walsh B, Ellrott K, Hansen KD, Thompson R, Nellore A. recountmethylation enables<text:s/></text:p>
      <text:p text:style-name="P148">flexible analysis of public blood DNA methylation array data. bioRxiv. 2022.<text:s/><text:a xlink:href="https://doi.org/10.1101/2022.05.19.492680" office:target-frame-name="_top" xlink:show="replace"><text:span text:style-name="Hyperlink">https://doi.org/10.1101/2022.05.19.492680</text:span></text:a></text:p>
      <text:p text:style-name="P149">c. David JK*,<text:s/><text:span text:style-name="T150">Maden SK*</text:span>, Wood MA, Thompson RF, Nellore A. Retained introns in long RNA-seq<text:s/></text:p>
      <text:p text:style-name="P151">reads are not reliably detected in sample-matched short reads. bioRxiv. 2022.<text:s/><text:a xlink:href="https://doi.org/10.1101/2022.03.11.484016" office:target-frame-name="_top" xlink:show="replace"><text:span text:style-name="Hyperlink">https://doi.org/10.1101/2022.03.11.484016</text:span></text:a><text:s/>*first authors</text:p>
      <text:p text:style-name="NormalWeb"><text:span text:style-name="T152">3. Postdoctoral Career:</text:span><text:span text:style-name="T153"><text:s/>As a postdoctoral research fellow under the mentorship of Prof. Stephanie Hicks and in collaboration with the Lieber Institute for Brain Development, I am developing a method to accurately predict cell types in the dorsolateral prefrontal cortex of human brain. I am investigating how existing techniques can be implemented in a tissue-optimized deconvolution preparation pipeline in order to overcome methodological challenges with studying this brain region. To do this, I am carrying out integrative analyses across studies and assays including single-nucleus RNA-seq, bulk RNA-seq, and RNAscope imaging data. I will use this tissue-optimized deconvolution workflow to fine-tune a deconvolution technique that will be applied to quantify and compare cell content across bulk RNA-seq samples from neurotypical and neurodegenerative conditio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svg:font-family="Times" style:font-family-generic="roman" style:font-pitch="variable" svg:panose-1="2 2 6 3 5 4 5 2 3 4"/>
    <style:font-face style:name="Arial Unicode MS" svg:font-family="Arial Unicode MS" style:font-family-generic="system"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2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border-top="0.0069in solid #00000A" fo:border-left="none" fo:border-bottom="none" fo:border-right="none" fo:padding-top="0.1666in" fo:padding-left="0in" fo:padding-bottom="0in" fo:padding-right="0in" style:shadow="none" fo:text-align="center"/>
      <style:text-properties style:font-name-complex="Arial" fo:font-weight="bold" style:font-weight-asian="bold" style:font-weight-complex="bold" style:font-size-complex="11pt" fo:hyphenate="false"/>
    </style:style>
    <style:style style:name="Heading2" style:display-name="Heading 2" style:family="paragraph" style:parent-style-name="Subtitle" style:next-style-name="Textbody" style:default-outline-level="2">
      <style:text-properties fo:hyphenate="false"/>
    </style:style>
    <style:style style:name="Heading3" style:display-name="Heading 3" style:family="paragraph" style:next-style-name="Textbody" style:default-outline-level="3">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rial" fo:font-size="11pt" style:font-size-asian="11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Lucida Sans" fo:hyphenate="false"/>
    </style:style>
    <style:style style:name="Subtitle" style:display-name="Subtitle" style:family="paragraph" style:parent-style-name="Standard" style:next-style-name="Textbody" style:default-outline-level="2">
      <style:paragraph-properties fo:keep-with-next="always" fo:margin-top="0.25in" fo:margin-bottom="0.0833in"/>
      <style:text-properties fo:font-weight="bold" style:font-weight-asian="bold" fo:font-style="italic" style:font-style-asian="italic" style:font-style-complex="italic" fo:font-size="14pt" style:font-size-asian="14pt" style:font-size-complex="14pt" fo:hyphenate="false"/>
    </style:style>
    <style:style style:name="ListBullet" style:display-name="List Bullet" style:family="paragraph" style:parent-style-name="Standard">
      <style:text-properties style:font-name="Times" style:font-name-complex="Times" fo:hyphenate="false"/>
    </style:style>
    <style:style style:name="ListBullet2" style:display-name="List Bullet 2" style:family="paragraph" style:parent-style-name="Standard">
      <style:text-properties style:font-name="Times" style:font-name-complex="Times" fo:hyphenate="false"/>
    </style:style>
    <style:style style:name="ListBullet3" style:display-name="List Bullet 3" style:family="paragraph" style:parent-style-name="Standard">
      <style:text-properties style:font-name="Times" style:font-name-complex="Times" fo:hyphenate="false"/>
    </style:style>
    <style:style style:name="ListBullet4" style:display-name="List Bullet 4" style:family="paragraph" style:parent-style-name="Standard">
      <style:text-properties style:font-name="Times" style:font-name-complex="Times" fo:hyphenate="false"/>
    </style:style>
    <style:style style:name="ListBullet5" style:display-name="List Bullet 5" style:family="paragraph" style:parent-style-name="Standard">
      <style:text-properties style:font-name="Times" style:font-name-complex="Times" fo:hyphenate="false"/>
    </style:style>
    <style:style style:name="ListNumber" style:display-name="List Number" style:family="paragraph" style:parent-style-name="Standard">
      <style:text-properties style:font-name="Times" style:font-name-complex="Times" fo:hyphenate="false"/>
    </style:style>
    <style:style style:name="ListNumber2" style:display-name="List Number 2" style:family="paragraph" style:parent-style-name="Standard">
      <style:text-properties style:font-name="Times" style:font-name-complex="Times" fo:hyphenate="false"/>
    </style:style>
    <style:style style:name="ListNumber3" style:display-name="List Number 3" style:family="paragraph" style:parent-style-name="Standard">
      <style:text-properties style:font-name="Times" style:font-name-complex="Times" fo:hyphenate="false"/>
    </style:style>
    <style:style style:name="ListNumber4" style:display-name="List Number 4" style:family="paragraph" style:parent-style-name="Standard">
      <style:text-properties style:font-name="Times" style:font-name-complex="Times" fo:hyphenate="false"/>
    </style:style>
    <style:style style:name="ListNumber5" style:display-name="List Number 5" style:family="paragraph" style:parent-style-name="Standard" style:default-outline-level="1">
      <style:text-properties style:font-name="Times" style:font-name-complex="Times" fo:hyphenate="false"/>
    </style:style>
    <style:style style:name="Textbodyindent" style:display-name="Text body indent" style:family="paragraph" style:parent-style-name="Standard">
      <style:paragraph-properties fo:text-align="justify" fo:margin-left="0.5in">
        <style:tab-stops/>
      </style:paragraph-properties>
      <style:text-properties style:font-name-complex="Arial" fo:color="#FF0000" fo:font-size="10pt" style:font-size-asian="10pt" style:font-size-complex="10pt" fo:hyphenate="false"/>
    </style:style>
    <style:style style:name="NormalWeb" style:display-name="Normal (Web)" style:family="paragraph" style:parent-style-name="Standard">
      <style:paragraph-properties fo:margin-top="0.0694in" fo:margin-bottom="0.0694in"/>
      <style:text-properties style:font-name-asian="Arial Unicode M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DataField11pt-Single" style:display-name="Data Field 11pt-Single" style:family="paragraph" style:parent-style-name="Standard">
      <style:text-properties style:font-name-complex="Arial" style:font-size-complex="10pt" fo:hyphenate="false"/>
    </style:style>
    <style:style style:name="HeadingNote" style:display-name="Heading Note" style:family="paragraph" style:parent-style-name="Standard">
      <style:paragraph-properties fo:border-top="none" fo:border-left="none" fo:border-bottom="0.0069in solid #00000A" fo:border-right="none" fo:padding-top="0in" fo:padding-left="0in" fo:padding-bottom="0.0833in" fo:padding-right="0in" style:shadow="none" fo:text-align="center" fo:margin-top="0.0277in" fo:margin-bottom="0.0277in"/>
      <style:text-properties style:font-name-complex="Arial" style:font-style-complex="italic" fo:font-size="8pt" style:font-size-asian="8pt" style:font-size-complex="8pt" fo:hyphenate="false"/>
    </style:style>
    <style:style style:name="FormFieldCaption" style:display-name="Form Field Caption" style:family="paragraph" style:parent-style-name="Standard">
      <style:paragraph-properties>
        <style:tab-stops>
          <style:tab-stop style:type="left" style:position="0.1875in"/>
        </style:tab-stops>
      </style:paragraph-properties>
      <style:text-properties style:font-name-complex="Arial" fo:font-size="8pt" style:font-size-asian="8pt" style:font-size-complex="8pt" fo:hyphenate="false"/>
    </style:style>
    <style:style style:name="Subtitle2" style:display-name="Subtitle 2" style:family="paragraph" style:parent-style-name="Subtitle" style:default-outline-level="2">
      <style:paragraph-properties fo:margin-top="0.1666in" fo:margin-bottom="0in"/>
      <style:text-properties style:font-weight-complex="bold" style:font-size-complex="10pt" style:text-underline-type="single" style:text-underline-style="solid" style:text-underline-width="auto" style:text-underline-mode="continuous" fo:hyphenate="false"/>
    </style:style>
    <style:style style:name="OMBInfo" style:display-name="OMB Info" style:family="paragraph" style:parent-style-name="Standard">
      <style:paragraph-properties fo:text-align="end" fo:margin-bottom="0.0833in"/>
      <style:text-properties fo:font-size="8pt" style:font-size-asian="8pt" fo:hyphenate="false"/>
    </style:style>
    <style:style style:name="FormFieldCaption1" style:display-name="Form Field Caption1" style:family="paragraph" style:parent-style-name="FormFieldCaption">
      <style:paragraph-properties fo:margin-bottom="0.1111in"/>
      <style:text-properties fo:hyphenate="false"/>
    </style:style>
    <style:style style:name="CommentText" style:display-name="Comment Text" style:family="paragraph" style:parent-style-name="Standard">
      <style:text-properties fo:font-size="10pt" style:font-size-asian="10pt" style:font-size-complex="10pt"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BalloonText" style:display-name="Balloon Text" style:family="paragraph" style:parent-style-name="Standard">
      <style:text-properties style:font-name="Segoe UI" style:font-name-complex="Segoe UI" fo:font-size="9pt" style:font-size-asian="9pt" style:font-size-complex="9pt" fo:hyphenate="false"/>
    </style:style>
    <style:style style:name="Title" style:display-name="Title" style:family="paragraph" style:parent-style-name="Standard" style:next-style-name="Subtitle">
      <style:paragraph-properties fo:border-top="0.0069in solid #00000A" fo:border-left="none" fo:border-bottom="none" fo:border-right="none" fo:padding-top="0.0138in" fo:padding-left="0in" fo:padding-bottom="0in" fo:padding-right="0in" style:shadow="none" fo:text-align="center" fo:margin-top="0.1666in"/>
      <style:text-properties fo:font-weight="bold" style:font-weight-asian="bold" style:font-weight-complex="bold" fo:font-size="18pt" style:font-size-asian="18pt" style:font-size-complex="18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DataField" style:display-name="Data Field" style:family="paragraph">
      <style:text-properties style:font-name="Arial" style:font-name-complex="Arial" fo:font-size="11pt" style:font-size-asian="11pt" style:font-size-complex="11pt" fo:hyphenate="false"/>
    </style:style>
    <style:style style:name="DataFieldSingle11pt" style:display-name="Data Field Single11pt" style:family="paragraph" style:parent-style-name="Standard">
      <style:paragraph-properties fo:line-height="0.2083in">
        <style:tab-stops>
          <style:tab-stop style:type="center" style:position="3.8125in"/>
          <style:tab-stop style:type="right" style:position="7.625in"/>
        </style:tab-stops>
      </style:paragraph-properties>
      <style:text-properties style:font-name-complex="Arial" style:font-size-complex="8pt"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BodyTextIndentChar" style:display-name="Body Text Indent Char" style:family="text" style:parent-style-name="DefaultParagraphFont">
      <style:text-properties style:font-name="Arial" style:font-name-complex="Arial" fo:color="#FF0000"/>
    </style:style>
    <style:style style:name="DataField11pt-SingleChar" style:display-name="Data Field 11pt-Single Char" style:family="text" style:parent-style-name="DefaultParagraphFont">
      <style:text-properties style:font-name="Arial" style:font-name-complex="Arial" fo:font-size="11pt" style:font-size-asian="11pt" fo:language="en" fo:country="US" style:language-asian="en" style:country-asian="US" style:language-complex="ar" style:country-complex="SA"/>
    </style:style>
    <style:style style:name="PageNumber" style:display-name="Page Number" style:family="text" style:parent-style-name="DefaultParagraphFont">
      <style:text-properties style:font-name="Arial" fo:font-size="10pt" style:font-size-asian="10pt" style:text-underline-type="single" style:text-underline-style="solid" style:text-underline-width="auto" style:text-underline-mode="continuous" style:text-underline-color="font-color"/>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ubtitleChar" style:display-name="Subtitle Char" style:family="text" style:parent-style-name="DefaultParagraphFont">
      <style:text-properties style:font-name="Arial" fo:font-weight="bold" style:font-weight-asian="bold" fo:font-size="11pt" style:font-size-asian="11pt" style:font-size-complex="12pt"/>
    </style:style>
    <style:style style:name="StrongEmphasis" style:display-name="Strong Emphasis"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Heading3Char" style:display-name="Heading 3 Char" style:family="text" style:parent-style-name="DefaultParagraphFont">
      <style:text-properties style:font-name="Arial" fo:font-weight="bold" style:font-weight-asian="bold" style:font-weight-complex="bold" fo:font-size="11pt" style:font-size-asian="11pt"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Arial"/>
    </style:style>
    <style:style style:name="CommentSubjectChar" style:display-name="Comment Subject Char" style:family="text" style:parent-style-name="CommentTextChar">
      <style:text-properties style:font-name="Arial" fo:font-weight="bold" style:font-weight-asian="bold" style:font-weight-complex="bold"/>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TitleChar" style:display-name="Title Char" style:family="text" style:parent-style-name="DefaultParagraphFont">
      <style:text-properties style:font-name="Arial" fo:font-weight="bold" style:font-weight-asian="bold" fo:font-size="11pt" style:font-size-asian="11pt" style:font-size-complex="12pt"/>
    </style:style>
    <style:style style:name="BodyTextChar" style:display-name="Body Text Char" style:family="text" style:parent-style-name="DefaultParagraphFont">
      <style:text-properties style:font-name="Arial" fo:font-size="11pt" style:font-size-asian="11pt" style:font-size-complex="12pt"/>
    </style:style>
    <style:style style:name="FooterChar" style:display-name="Footer Char" style:family="text" style:parent-style-name="DefaultParagraphFont">
      <style:text-properties style:font-name="Arial" fo:font-size="11pt" style:font-size-asian="11pt" style:font-size-complex="12pt"/>
    </style:style>
    <style:style style:name="ListLabel1" style:display-name="ListLabel 1" style:family="text">
      <style:text-properties style:font-name-complex="Times New Roman"/>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list-style style:name="Outline" style:display-name="Outline">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0" style:display-name="WWNum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1" style:display-name="WWNum11">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2" style:display-name="WWNum12">
      <text:list-level-style-number text:level="1" style:num-prefix="(" style:num-suffix=")" style:num-format="1">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number text:level="2" style:num-suffix="." style:num-format="a" style:num-letter-sync="true">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3" style:num-suffix="." style:num-format="i" text:display-levels="3">
        <style:list-level-properties fo:text-align="end" text:space-before="1.25in" text:min-label-width="0.125in" text:list-level-position-and-space-mode="label-alignment">
          <style:list-level-label-alignment text:label-followed-by="listtab" fo:margin-left="1.375in" fo:text-indent="-0.125in"/>
        </style:list-level-properties>
      </text:list-level-style-number>
      <text:list-level-style-number text:level="4" style:num-suffix="." style:num-format="1" text:display-levels="4">
        <style:list-level-properties text:space-before="1.625in" text:min-label-width="0.25in" text:list-level-position-and-space-mode="label-alignment">
          <style:list-level-label-alignment text:label-followed-by="listtab" fo:margin-left="1.875in" fo:text-indent="-0.25in"/>
        </style:list-level-properties>
      </text:list-level-style-number>
      <text:list-level-style-number text:level="5" style:num-suffix="." style:num-format="a" style:num-letter-sync="true" text:display-levels="5">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6" style:num-suffix="." style:num-format="i" text:display-levels="6">
        <style:list-level-properties fo:text-align="end" text:space-before="2.75in" text:min-label-width="0.125in" text:list-level-position-and-space-mode="label-alignment">
          <style:list-level-label-alignment text:label-followed-by="listtab" fo:margin-left="2.875in" fo:text-indent="-0.125in"/>
        </style:list-level-properties>
      </text:list-level-style-number>
      <text:list-level-style-number text:level="7" style:num-suffix="." style:num-format="1" text:display-levels="7">
        <style:list-level-properties text:space-before="3.125in" text:min-label-width="0.25in" text:list-level-position-and-space-mode="label-alignment">
          <style:list-level-label-alignment text:label-followed-by="listtab" fo:margin-left="3.375in" fo:text-indent="-0.25in"/>
        </style:list-level-properties>
      </text:list-level-style-number>
      <text:list-level-style-number text:level="8" style:num-suffix="." style:num-format="a" style:num-letter-sync="true" text:display-levels="8">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9" style:num-suffix="." style:num-format="i" text:display-levels="9">
        <style:list-level-properties fo:text-align="end" text:space-before="4.25in" text:min-label-width="0.125in" text:list-level-position-and-space-mode="label-alignment">
          <style:list-level-label-alignment text:label-followed-by="listtab" fo:margin-left="4.375in" fo:text-indent="-0.125in"/>
        </style:list-level-properties>
      </text:list-level-style-number>
    </text:list-style>
    <text:list-style style:name="WWNum13" style:display-name="WWNum13">
      <text:list-level-style-number text:level="1" style:num-suffix="." style:num-format="I" text:start-value="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Times New Roman" style:font-name-complex="Times New Roman"/>
    </style:style>
    <text:list-style style:name="WWNum14" style:display-name="WWNum14">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17" style:display-name="WWNum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8" style:display-name="WW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19" style:display-name="WWNum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0" style:display-name="WWNum20">
      <text:list-level-style-number text:level="1" style:num-suffix="."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1" style:display-name="WWNum2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2" style:display-name="WWNum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3" style:display-name="WWNum2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4" style:display-name="WWNum24">
      <text:list-level-style-number text:level="1" style:num-suffix="."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5" style:display-name="WWNum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26" style:display-name="WWNum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OMB No. 0925-0046, Biographical Sketch Format Page</dc:title>
    <dc:description/>
    <dc:subject>DHHS, Public Health Service Grant Application</dc:subject>
    <meta:keyword>PHS</meta:keyword>
    <meta:keyword>Grant</meta:keyword>
    <meta:keyword>Application</meta:keyword>
    <meta:keyword>0925-0001/0002</meta:keyword>
    <meta:keyword>(Rev.</meta:keyword>
    <meta:keyword>08/12)</meta:keyword>
    <meta:keyword>Biographical</meta:keyword>
    <meta:keyword>Sketch</meta:keyword>
    <meta:keyword>Format</meta:keyword>
    <meta:keyword>Page</meta:keyword>
    <meta:initial-creator>Office of Extramural Programs</meta:initial-creator>
    <dc:creator>Sean Maden</dc:creator>
    <meta:creation-date>2022-08-14T17:33:00Z</meta:creation-date>
    <dc:date>2022-08-15T17:16:00Z</dc:date>
    <meta:print-date>2011-03-11T19:43:00Z</meta:print-date>
    <meta:template xlink:href="Normal" xlink:type="simple"/>
    <meta:editing-cycles>30</meta:editing-cycles>
    <meta:editing-duration>PT77520S</meta:editing-duration>
    <meta:user-defined meta:name="AppVersion">16.0000</meta:user-defined>
    <meta:user-defined meta:name="Company">DHHS/PHS/NI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15" meta:word-count="1385" meta:character-count="9277" meta:row-count="258" meta:non-whitespace-character-count="8007"/>
  </office:meta>
</office:document-meta>
</file>